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style:font-name="Calibri"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cm" svg:y="3.924cm" presentation:class="title" presentation:user-transformed="true">
          <draw:text-box>
            <text:p><text:span text:style-name="T1">La Cru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 text:style-name="P3"><text:span text:style-name="T2">Tú, rey salvador</text:span><text:span text:style-name="T2"><text:line-break/></text:span><text:span text:style-name="T2">Me diste vida</text:span><text:span text:style-name="T2"><text:line-break/></text:span><text:span text:style-name="T2">Me diste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Tu sangre, el precio pagó</text:span><text:span text:style-name="T2"><text:line-break/></text:span><text:span text:style-name="T2">La fuente de vida</text:span><text:span text:style-name="T2"><text:line-break/></text:span><text:span text:style-name="T2">A mi vida lleg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Y como fue que yo</text:span><text:span text:style-name="T2"><text:line-break/></text:span><text:span text:style-name="T2">Sin darte nada</text:span><text:span text:style-name="T2"><text:line-break/></text:span><text:span text:style-name="T2">Me amaste a mí</text:span><text:span text:style-name="T2"><text:line-break/></text:span><text:span text:style-name="T2">Me viste a mí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Y cómo fue que yo</text:span><text:span text:style-name="T2"><text:line-break/></text:span><text:span text:style-name="T2">Sin darte nada</text:span><text:span text:style-name="T2"><text:line-break/></text:span><text:span text:style-name="T2">Entregaste todo</text:span><text:span text:style-name="T2"><text:line-break/></text:span><text:span text:style-name="T2">Todo por mí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La cruz</text:span><text:span text:style-name="T2"><text:line-break/></text:span><text:span text:style-name="T2">Habla de amor</text:span><text:span text:style-name="T2"><text:line-break/></text:span><text:span text:style-name="T2">De como el salvador</text:span><text:span text:style-name="T2"><text:line-break/></text:span><text:span text:style-name="T2">Dio todo por un pecad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La cruz su sangre enmarco</text:span><text:span text:style-name="T2"><text:line-break/></text:span><text:span text:style-name="T2">El rey su vida entregó</text:span><text:span text:style-name="T2"><text:line-break/></text:span><text:span text:style-name="T2">Y salvación al mundo di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Tú, rey y señor</text:span><text:span text:style-name="T2"><text:line-break/></text:span><text:span text:style-name="T2">No soy esclavo</text:span><text:span text:style-name="T2"><text:line-break/></text:span><text:span text:style-name="T2">Por ti libre so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Fiel, eres redentor</text:span><text:span text:style-name="T2"><text:line-break/></text:span><text:span text:style-name="T2">Abriste el camino</text:span><text:span text:style-name="T2"><text:line-break/></text:span><text:span text:style-name="T2">Y me diste perd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Fiel, eres redentor</text:span><text:span text:style-name="T2"><text:line-break/></text:span><text:span text:style-name="T2">Abriste el camino</text:span><text:span text:style-name="T2"><text:line-break/></text:span><text:span text:style-name="T2">Y me diste perd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Abriste la puerta</text:span><text:span text:style-name="T2"><text:line-break/></text:span><text:span text:style-name="T2">Y hoy puedo entrar</text:span><text:span text:style-name="T2"><text:line-break/></text:span><text:span text:style-name="T2">Hoy vengo adorar</text:span><text:span text:style-name="T2"><text:line-break/></text:span><text:span text:style-name="T2">Al santo lug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text-style-name="P4" draw:layer="layout" svg:width="27.999cm" svg:height="15.75cm" svg:x="0cm" svg:y="0cm" presentation:class="title" presentation:user-transformed="true">
          <draw:text-box>
            <text:p><text:span text:style-name="T2">Abriste la puerta</text:span><text:span text:style-name="T2"><text:line-break/></text:span><text:span text:style-name="T2">Y hoy puedo entrar</text:span><text:span text:style-name="T2"><text:line-break/></text:span><text:span text:style-name="T2">Hoy vengo adorar</text:span><text:span text:style-name="T2"><text:line-break/></text:span><text:span text:style-name="T2">Al santo lug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4T18:39:22.663000000</meta:creation-date>
    <dc:date>2023-01-24T20:01:24.401000000</dc:date>
    <meta:editing-duration>PT1H1M36S</meta:editing-duration>
    <meta:editing-cycles>2</meta:editing-cycles>
    <meta:generator>Real_Office/6.2.3.2$Windows_x86 LibreOffice_project/b40a93cffb3080b9876e40c60e03703e9bd35612</meta:generator>
    <meta:document-statistic meta:object-count="57"/>
  </office:meta>
</office:document-meta>
</file>